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fr" fo:country="FR"/>
    </style:style>
    <style:style style:name="T1" style:family="text">
      <style:text-properties officeooo:rsid="000356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text:p>
      <text:p text:style-name="P1">Les gens disent souvent que Linux c'est un truc pour les <text:span text:style-name="T1">geeks</text:span>. Mais Linux s'inscrit dans un mouvement plus global, celui du Libre! Les licences libres sont très pratiques pour permettre à tout un chacun de collaborer à un projet. Dans cette série de 3 articles, nous allons vous présenter le libre ainsi que linux, puis deux logiciels libres: grammalecte, un correcteur orthographique, et LaTeX, un logiciel de traitement de texte pratique pour mettre en forme correctement des documents.</text:p>
      <text:p text:style-name="P1"/>
      <text:p text:style-name="P1">[Libre]</text:p>
      <text:p text:style-name="P1">Le libre tire son origine dans les années 80, lorsque Richard Stallman (gourou du libre), souhaita publier ses logiciels sous licence libre. Il créa la licence GNU GPL afin de distribuer ses logiciels en garantissant certaines libertés à l'utilisateur final. <text:span text:style-name="T1">D’</text:span>autres licences ont ensuite été créées, telles que la Creative Commons, qui est une des plus populaires.</text:p>
      <text:p text:style-name="P1">Mais qu’est-ce que le Libre ? C'est une licence pour publier quelque chose, souvent des logiciels, mais pas uniquement. Il y a quatre grands principes qui décrivent le libre :</text:p>
      <text:p text:style-name="P1">— La liberté d’utilisation</text:p>
      <text:p text:style-name="P1">— La liberté d’étudier une œuvre tel qu’un livre ou une musique, le code source d’un programme, ou tout autre chose publiée sous licence libre</text:p>
      <text:p text:style-name="P1">— La liberté de modifier cette œuvre. Par exemple, dans le cas d’un logiciel, l'utilisateur peut modifier le code source d'un programme.</text:p>
      <text:p text:style-name="P1">— La liberté de redistribuer la produit de la modification.</text:p>
      <text:p text:style-name="P1"/>
      <text:p text:style-name="P1">Libre ne veut pas dire gratuit. Certains logiciels libres sont ainsi payants. Par contre, en appliquant les 4 règles ci-dessus, il est tout à fait possible pour un utilisateur de redistribuer le logiciel modifié gratuitement.</text:p>
      <text:p text:style-name="P1">Une œuvre ou logiciel qui ne respecte pas un de ces quatre piliers est considéré comme propriétaire. Par exemple, Windows est propriétaire : il est interdit de le copier ou de le redistribuer. Pareil pour la plupart des musiques: une personne qui souhaite modifier une œuvre doit obtenir l'accord de l'auteur et bien souvent lui payer des royalties.</text:p>
      <text:p text:style-name="P1"/>
      <text:p text:style-name="P1">La plupart des gens utilisent des logiciels <text:span text:style-name="T1">libres</text:span> sans s'en rendre compte: Firefox, Thunderbird, LibreOffice et VLC sont des exemples très connus de logiciels libres. D'autres logiciels ne sont pas libres mais se basent sur un projet libre. Par exemple, le navigateur Chrome est basé sur Chromium, et Android est basé sur le noyau Linux.</text:p>
      <text:p text:style-name="P1"/>
      <text:p text:style-name="P1">Comme un logiciel libre est le résultat du travail de nombreuses personnes, il est généralement plus efficace. Puisque chacun à la possibilité de corriger les bugs, ceux-ci sont d'autant plus vite éliminés. S'il manque une fonctionnalité, celle-ci sera rapidement rajoutée. Comme chaque développeur à des besoins différents, ils vont bien souvent améliorer le logiciel pour que celui-ci répond à leurs attentes. Ainsi, les logiciels libres ont souvent beaucoup de fonctionnalités différentes !</text:p>
      <text:p text:style-name="P1"/>
      <text:p text:style-name="P1">[Linux]</text:p>
      <text:p text:style-name="P1"/>
      <text:p text:style-name="P1">Et Linux dans tout ça? <text:span text:style-name="T1">C’</text:span>est un système d'exploitation comme Windows et Mac Os. Linux Torvalds publia la première version en 1991. Il souhaitait à la base améliorer un système <text:span text:style-name="T1">d’</text:span>exploitation (Minix) qui servait de support didactique à un cours sur les systèmes exploitations. Le professeur de ce cours refusa ces <text:span text:style-name="T1">améliorations</text:span>, et Linus décida alors de créer son propre système pour le remplacer. Afin de booster le développement de Linux, il décida de le publier sous licence GPL. De nos jours, Linux est un système d'exploitation très performant, et il gère la plupart des serveurs informatiques. Ainsi, la plupart des contenus que vous consultez sur le net sont gérés par un serveur Linux!</text:p>
      <text:p text:style-name="P1"><text:soft-page-break/></text:p>
      <text:p text:style-name="P1">Mais, pour un utilisateur traditionnel, quels sont les avantages de Linux par rapport à Windows ?</text:p>
      <text:p text:style-name="P1">Tout d'abord, il faut voir Linux comme une base. Au dessus de ça, viennent se greffer différents programmes, qui constituent une distribution. La plus populaire est Ubuntu. Mais il en existe plein <text:span text:style-name="T1">d’</text:span>autres (plus de 300). Chacune à une philosophie différente, et couvre des besoins utilisateurs différents. Ubuntu et Linux Mint sont destinées à être les plus simples possibles, pour être accessibles au grand public. En <text:span text:style-name="T1">d’</text:span>autres termes, si tu souhaites utiliser Linux, tu peux choisir la distribution qui convient le mieux à tes besoins!</text:p>
      <text:p text:style-name="P1">De plus, l'interface est entièrement personnalisable, les programmes se mettent automatiquement à jour, il est très léger et fonctionne très bien sur les vieux PC. En outre, il est très fiable: par rapport à Windows: la probabilité d'avoir un virus est mince, et il plante rarement. Enfin, si tu as un problème, il y a beaucoup de ressources disponibles sur internet.</text:p>
      <text:p text:style-name="P1"/>
      <text:p text:style-name="P1"/>
      <text:p text:style-name="P1">Et si jamais tu souhaites installer Ubuntu ou que tu as besoin d'aide, tu peux toujours venir à nos permanences, tous les lundi de 18H30 à 21h30 durant le quadri<text:span text:style-name="T1">mest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21:38:41.016376076</meta:creation-date>
    <dc:date>2018-04-16T21:45:14.410816228</dc:date>
    <meta:editing-duration>PT6M35S</meta:editing-duration>
    <meta:editing-cycles>1</meta:editing-cycles>
    <meta:document-statistic meta:table-count="0" meta:image-count="0" meta:object-count="0" meta:page-count="2" meta:paragraph-count="19" meta:word-count="752" meta:character-count="4678" meta:non-whitespace-character-count="3941"/>
    <meta:generator>LibreOffice/6.0.3.2$Linux_X86_64 LibreOffice_project/00m0$Build-2</meta:generator>
  </office:meta>
</office:document-meta>
</file>